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1 </text:p>
      <text:p text:style-name="P1"/>
      <text:p text:style-name="P2">Etap I</text:p>
      <text:p text:style-name="P2"/>
      <text:p text:style-name="P3">którą godzinę nazywamy godziną duchów <text:s text:c="58"/><text:span text:style-name="T1"><text:s/>północ</text:span></text:p>
      <text:p text:style-name="P3">jak nazywa się pomarańczowe warzywo korzeniowe o dużej zawartości betakarotenu</text:p>
      <text:p text:style-name="P4">marchewka</text:p>
      <text:p text:style-name="P3">z którego języka pochodzi słowo gratis <text:s text:c="63"/><text:span text:style-name="T1"><text:s/>łacina</text:span></text:p>
      <text:p text:style-name="P3">czy broń biologiczna nalezy do broni masowego rażenia <text:s text:c="37"/><text:span text:style-name="T1">TAK</text:span></text:p>
      <text:p text:style-name="P3">w co Midas zamieniał wszysztko czego dotknął <text:s text:c="51"/><text:span text:style-name="T1">złoto</text:span></text:p>
      <text:p text:style-name="P3">kto jest autorem rysunków z XIX w poczet królów i książąt Polski <text:s text:c="19"/><text:span text:style-name="T1"><text:s text:c="2"/>Matejko</text:span></text:p>
      <text:p text:style-name="P3">czy modliszka jest owadem <text:s text:c="80"/><text:span text:style-name="T1"><text:s text:c="3"/>TAK</text:span></text:p>
      <text:p text:style-name="P3">w który zespole grają Borysewicz i Panasewicz <text:s text:c="49"/><text:span text:style-name="T1"><text:s text:c="2"/>Lady Pank</text:span></text:p>
      <text:p text:style-name="P3">czyje jajo podrzucamy <text:s/>komuś zrzucając na niego niemiłe obowiązki <text:s text:c="16"/><text:span text:style-name="T1"><text:s/>kukułcze</text:span></text:p>
      <text:p text:style-name="P3">jak nazywa się pierwszy przypadek polskije deklinacji <text:s text:c="39"/><text:span text:style-name="T1"><text:s/>mianownik</text:span></text:p>
      <text:p text:style-name="P3">jak miała na imię uczennica Pierre Abelarda w której się kochał <text:s text:c="24"/><text:span text:style-name="T1"><text:s/>Heloiza</text:span></text:p>
      <text:p text:style-name="P3">czy Pismo święte zawiera Księgę Liczb <text:s text:c="62"/><text:span text:style-name="T1"><text:s text:c="2"/>TAK</text:span></text:p>
      <text:p text:style-name="P3">w którym roku zrzucono bomby atomowe <text:s text:c="59"/><text:span text:style-name="T1"><text:s/>1945</text:span></text:p>
      <text:p text:style-name="P3">czy przyśpieszenie grawitacyjne na wszystkich planetach Układu Słonecznego jest takie samo <text:s text:c="118"/><text:span text:style-name="T1"><text:s text:c="2"/>NIE </text:span></text:p>
      <text:p text:style-name="P3">w ktorym województwie leży Żelazowa Wola <text:s text:c="51"/><text:span text:style-name="T1">mazowieckie</text:span></text:p>
      <text:p text:style-name="P3">jaki produkt spożywczy kryje się pod nazwą krupczatka <text:s text:c="35"/><text:span text:style-name="T1">mąka</text:span></text:p>
      <text:p text:style-name="P3">jak miał na imię Winicjusz <text:s text:c="79"/><text:span text:style-name="T1"><text:s text:c="2"/>Marek</text:span></text:p>
      <text:p text:style-name="P3">kto jest najwyższym zwierzchnikiem polskich sił zbrojnych <text:s text:c="26"/><text:span text:style-name="T1"><text:s text:c="2"/>prezydent</text:span></text:p>
      <text:p text:style-name="P3">jak nazywa się formacja wojskowa która strzeże papieża <text:s text:c="19"/><text:span text:style-name="T1">Gwardia Szwajcarska</text:span></text:p>
      <text:p text:style-name="P3"/>
      <text:p text:style-name="P2">Etap II</text:p>
      <text:p text:style-name="P2"><text:s/></text:p>
      <text:p text:style-name="P3">czy czerń jest kolorem żałoby we wszystkich kulturach <text:s text:c="30"/></text:p>
      <text:p text:style-name="P3">w którym wieku powstał pierwszy silnik Diesla <text:s text:c="40"/><text:span text:style-name="T1"><text:s text:c="2"/>XIX w.</text:span></text:p>
      <text:p text:style-name="P3">imieniem Mikołaja Kopernika nazwano kratery na dwóch ciałach Układu Słoncznego</text:p>
      <text:p text:style-name="P4">Księżyc, Mars</text:p>
      <text:p text:style-name="P3">który ptak kojarzy się z pomyłką dziennikarską <text:s text:c="40"/><text:span text:style-name="T1"><text:s text:c="2"/>kaczka</text:span></text:p>
      <text:p text:style-name="P3">jak nazywa się obszar w Europie na którym nie ma kontroli granicznej <text:s text:c="5"/><text:span text:style-name="T1">Schengen</text:span></text:p>
      <text:p text:style-name="P3">sylaba zakończona samogłosą to sylaba otwarta czy zamknięta <text:s text:c="18"/><text:span text:style-name="T1">otwarta</text:span></text:p>
      <text:p text:style-name="P3">podaj tytuł epopei Pan Tadeusz czyli..... <text:s text:c="53"/><text:span text:style-name="T1">ostatni zajazd na Litwie</text:span></text:p>
      <text:p text:style-name="P3">jak nazywamy soloną ikrę ryb jesiotrowatych <text:s text:c="44"/><text:span text:style-name="T1"><text:s/>kawior</text:span></text:p>
      <text:p text:style-name="P3">ile amerykańskich pancerników japończycy zatopili w Pearl Harbor <text:s text:c="8"/><text:span text:style-name="T1"><text:s/>pięć</text:span></text:p>
      <text:p text:style-name="P3">staw łokciowy jest stawem zawiasowym czy obrotowym <text:s text:c="25"/><text:span text:style-name="T1"><text:s text:c="2"/>zawiasowym</text:span></text:p>
      <text:p text:style-name="P3">wymień co najmniej 3 państwa należące do G7 <text:s text:c="31"/><text:span text:style-name="T1"><text:s/>USA, Japonia, Kanada</text:span></text:p>
      <text:p text:style-name="P3">z którego owocu sok używany jest przy dekoracji kawalerów uśmiechu <text:s text:c="3"/><text:span text:style-name="T1">cytryna</text:span></text:p>
      <text:p text:style-name="P3">czy orzeczenie separacji pozwala małżonkom wrócić do nazwiska noszonego przed małżeństwem <text:s text:c="96"/><text:span text:style-name="T1"><text:s/>NIE </text:span></text:p>
      <text:p text:style-name="P3">kto jest reżyserem filmów E.T, Park Jurajski <text:s text:c="48"/><text:span text:style-name="T1">Spielberg</text:span></text:p>
      <text:p text:style-name="P3">jakiego koloru kwiaty ma czarny bez <text:s text:c="59"/><text:span text:style-name="T1"><text:s/>białe</text:span></text:p>
      <text:p text:style-name="P3">podczas którego powstania miała miejsce bitwa o Olszynkę Grochowsską <text:s/><text:span text:style-name="T1">Listopadowe</text:span></text:p>
      <text:p text:style-name="P3"><text:soft-page-break/>czy istnieje węglowodór nienasycony który ma w cząsteczce jedno wiązanie nienasycone</text:p>
      <text:p text:style-name="P4">NIE </text:p>
      <text:p text:style-name="P3">rzeźba Dawid Michała Anioła przedstawia króla przed którym wydarzeniem biblijnym</text:p>
      <text:p text:style-name="P4">przed walką z Goliatem</text:p>
      <text:p text:style-name="P3">wolna prasa to III czy IV władza</text:p>
      <text:p text:style-name="P3">jak nazywa sie futerał na strzały do łuku <text:s text:c="52"/><text:span text:style-name="T1"><text:s/>kołczan</text:span></text:p>
      <text:p text:style-name="P3">czego jednostką w układzie SI jest radian <text:s text:c="52"/><text:span text:style-name="T1">kąt płaski</text:span></text:p>
      <text:p text:style-name="P3">jak nazywa się promieniotwórczy pierwiastek o liczbie 102 <text:s text:c="21"/><text:span text:style-name="T1"><text:s text:c="2"/>nobel</text:span></text:p>
      <text:p text:style-name="P3">kto do polskiej literatury wprowadził krótki utwór zwany fraszką <text:s text:c="13"/><text:span text:style-name="T1">Kochanowski</text:span></text:p>
      <text:p text:style-name="P3">ile lat żył van Gogh 37,57 czy 77 <text:s text:c="63"/><text:span text:style-name="T1"><text:s/>37</text:span></text:p>
      <text:p text:style-name="P3">do którego morza uchodzi rzeka Niemen <text:s text:c="52"/><text:span text:style-name="T1"><text:s/>Bałtyk</text:span></text:p>
      <text:p text:style-name="P3">którym wyrazem z greki określamy dźwiękonaśladownictwo <text:s text:c="21"/><text:span text:style-name="T1">onomatopeja</text:span></text:p>
      <text:p text:style-name="P3">pocketbook ma twardą czy miękką okładkę <text:s text:c="50"/><text:span text:style-name="T1">miękką</text:span></text:p>
      <text:p text:style-name="P3">ilu cyfr rzymskich użyjemy do zapisania 156 <text:s text:c="47"/><text:span text:style-name="T1">czterech</text:span></text:p>
      <text:p text:style-name="P3">o tempora o mores, kto to powiedział <text:s text:c="59"/><text:span text:style-name="T1">Cyceron</text:span></text:p>
      <text:p text:style-name="P3">w którym mieście rozgrywa się akcja Wesołej wdówki <text:s text:c="31"/><text:span text:style-name="T1"><text:s/>Paryż</text:span></text:p>
      <text:p text:style-name="P3">czy w czasie topnienia ciało pobiera czy oddaje energię do otoczenia <text:s text:c="9"/><text:span text:style-name="T1"><text:s/>pobiera</text:span></text:p>
      <text:p text:style-name="P3">jak nazywa się bezleśny obszar w północnej strefie geograficznej <text:s text:c="15"/><text:span text:style-name="T1">tundra</text:span></text:p>
      <text:p text:style-name="P3">Lento, addagio, largo które jest najwolniejsze <text:s text:c="45"/><text:span text:style-name="T1"><text:s/>largo</text:span></text:p>
      <text:p text:style-name="P3">który miesiąc zaczyna czwarty kwartał roku <text:s text:c="47"/><text:span text:style-name="T1"><text:s/>październik</text:span></text:p>
      <text:p text:style-name="P3">w którym wieku utworzono uniwersytet warszawski <text:s text:c="34"/><text:span text:style-name="T1">XIX w.</text:span></text:p>
      <text:p text:style-name="P3">który biblijny patriarcha był ojcem Izaaka <text:s text:c="50"/><text:span text:style-name="T1">Abraham</text:span></text:p>
      <text:p text:style-name="P3">która europejska ryba wędruje na tarło do Morza Sargassowego <text:s text:c="14"/><text:span text:style-name="T1"><text:s/>węgorz</text:span></text:p>
      <text:p text:style-name="P3">w którym filmie Jerzy Stuhr zagrał rolę przywódcy krasnoludków <text:s text:c="9"/><text:span text:style-name="T1"><text:s text:c="2"/>Kingsajz</text:span></text:p>
      <text:p text:style-name="P3">jakiego fortelu użył Hipomenes aby prześcignąć Attalante w biegu <text:s text:c="10"/></text:p>
      <text:p text:style-name="P4">rzucał za siebie złote <text:s/>jabłka</text:p>
      <text:p text:style-name="P3">jak Kolubm nazwał wyspę do której dotarł w 1492 <text:s text:c="41"/><text:span text:style-name="T1">San Salwador</text:span></text:p>
      <text:p text:style-name="P3">z którego kontynentu pochodzi drzewo moreli <text:s text:c="47"/><text:span text:style-name="T1"><text:s/>Azja</text:span></text:p>
      <text:p text:style-name="P3">jak nazywał się kosmyk włosów na czubku ogolonej głowy u Kozaków <text:s text:c="5"/><text:span text:style-name="T1"><text:s text:c="2"/>osełedec</text:span></text:p>
      <text:p text:style-name="P3">dewizą którego zakonu są słowa ora et labora <text:s text:c="49"/><text:span text:style-name="T1">Benedyktyni</text:span></text:p>
      <text:p text:style-name="P3">jak nazywa się jednostka indukcyjności w układzie SI <text:s text:c="35"/><text:span text:style-name="T1"><text:s/>henr</text:span></text:p>
      <text:p text:style-name="P3">z którego miasta pochodził Fahrenheit <text:s text:c="61"/><text:span text:style-name="T1">Gdańsk</text:span></text:p>
      <text:p text:style-name="P3">z mleka którego zwierzęcią produkuje się bundzu <text:s text:c="43"/><text:span text:style-name="T1">owca</text:span></text:p>
      <text:p text:style-name="P3">jak z niemieckiego nazywa się nić używana do prowizorycznego zszywania <text:s text:c="3"/><text:span text:style-name="T1">fastryga</text:span></text:p>
      <text:p text:style-name="P3">czy asfalt występuje w stanie naturalnym <text:s text:c="57"/><text:span text:style-name="T1">TAK</text:span></text:p>
      <text:p text:style-name="P3">które trzy kolory występują na fladze Nowej Zelandii <text:s text:c="35"/><text:span text:style-name="T1"><text:s/>nie, bia, czer</text:span> </text:p>
      <text:p text:style-name="P3">którą postać w serialu Janosik zagrał Jan Kociniak <text:s text:c="41"/><text:span text:style-name="T1">murgrabia</text:span></text:p>
      <text:p text:style-name="P2"><text:span text:style-name="T2"/></text:p>
      <text:p text:style-name="P2">Etap III</text:p>
      <text:p text:style-name="P2"/>
      <text:p text:style-name="P3">jak nazywa się bok trójkąt prostego przy kącie prostym <text:s text:c="30"/><text:span text:style-name="T1">przyprostokątna</text:span></text:p>
      <text:p text:style-name="P3">ile ton waży dzwon Zygmunt <text:s text:c="71"/><text:span text:style-name="T1"><text:s/>jedenaście</text:span></text:p>
      <text:p text:style-name="P3">gdzie kaczka dziwaczka chciała kupić znaczki <text:s text:c="45"/><text:span text:style-name="T1">u praczki</text:span></text:p>
      <text:p text:style-name="P3">czy halcedon jest odmianą kwarcu czy wapnia <text:s text:c="42"/><text:span text:style-name="T1"><text:s text:c="3"/>kwarc</text:span></text:p>
      <text:p text:style-name="P3">jak nazywa się najszybsza odmiana końskiego galopu <text:s text:c="32"/><text:span text:style-name="T1"><text:s/>cwał</text:span></text:p>
      <text:p text:style-name="P3">w której dzielnicy NYC rozciąga się Central Park <text:s text:c="38"/><text:span text:style-name="T1"><text:s text:c="2"/>Manhattan</text:span></text:p>
      <text:p text:style-name="P3">którą chorobą był dotknięty Hiob <text:s text:c="64"/><text:span text:style-name="T1"><text:s text:c="2"/>trąd</text:span></text:p>
      <text:p text:style-name="P3">kto żył wcześniej Michał Anioł czy Caravaggio <text:s text:c="43"/><text:span text:style-name="T1">Caravaggio</text:span></text:p>
      <text:p text:style-name="P3"><text:soft-page-break/>dai ać ja pobruszę a ty poczywaj <text:s text:c="2"/>z którego wieku <text:s text:c="31"/><text:span text:style-name="T1"><text:s/>XIII w.</text:span></text:p>
      <text:p text:style-name="P3">czy tatarak jest używany w lecznictwie <text:s text:c="49"/><text:span text:style-name="T1"><text:s/>TAK </text:span></text:p>
      <text:p text:style-name="P3">kogo w średniowiczu chrześcijanie nazywali Saracenami <text:s text:c="22"/><text:span text:style-name="T1">Arabowie <text:s/></text:span><text:s text:c="5"/></text:p>
      <text:p text:style-name="P3">jak nazywa się jednostka złożona z 3 do 5 batalionów <text:s text:c="26"/><text:span text:style-name="T1"><text:s/>pułk</text:span></text:p>
      <text:p text:style-name="P3">w wyrażeniach nie lepiej, nie najgorzej razem czy osobno <text:s text:c="20"/><text:span text:style-name="T1">rozdzielnie</text:span></text:p>
      <text:p text:style-name="P3">kim był Kirkor dla Balladyny <text:s text:c="63"/><text:span text:style-name="T1"><text:s text:c="3"/>mężem</text:span></text:p>
      <text:p text:style-name="P3">na ktorym kontynencie żyją szympansy <text:s text:c="50"/><text:span text:style-name="T1">Afryka</text:span></text:p>
      <text:p text:style-name="P3">jak nazywa się największy w Polsce obszar lotnych piasków <text:s text:c="15"/><text:span text:style-name="T1"><text:s/>pustynia Błędowska</text:span></text:p>
      <text:p text:style-name="P3">czy liczba pi jest liczbą wymierną <text:s text:c="58"/><text:span text:style-name="T1"><text:s text:c="2"/>NIE </text:span></text:p>
      <text:p text:style-name="P3">w którym roku miały miejsce walki pod El-Alamein <text:s text:c="29"/><text:span text:style-name="T1"><text:s/>1942</text:span></text:p>
      <text:p text:style-name="P3">z którego kruszcu bity był talar <text:s text:c="52"/><text:span text:style-name="T1">talar srebrny, dukaty złote</text:span></text:p>
      <text:p text:style-name="P3">w którym kraju znajduje się skarbiec Atreusza zw. grobowcem Agamemnona <text:s/><text:span text:style-name="T1"><text:s/>Grecja</text:span></text:p>
      <text:p text:style-name="P3">kto ma pierwszeństwo kierujący ruchem czy znaki świetlne drogowe <text:s text:c="5"/><text:span text:style-name="T1">policjant</text:span></text:p>
      <text:p text:style-name="P3">jaką nazwą określa się olinowanie statku <text:s text:c="49"/><text:span text:style-name="T1"><text:s/>takielunek</text:span></text:p>
      <text:p text:style-name="P3">czy w archipelagu wysp kanaryjskich są czynne wulkany <text:s text:c="23"/><text:span text:style-name="T1">TAK </text:span></text:p>
      <text:p text:style-name="P3">co w wioślarstwie i szermierce oznacza słowo repasaż <text:s text:c="26"/><text:span text:style-name="T1"><text:s/>dodatkowa runda</text:span> <text:s text:c="4"/></text:p>
      <text:p text:style-name="P3">jak po łacinie nazywa się trasa drogi krzyżowej w Jerozolimie <text:s text:c="10"/><text:span text:style-name="T1">via dolorosa, via crucis</text:span></text:p>
      <text:p text:style-name="P3">ile par nóg mają pająki <text:s text:c="77"/><text:span text:style-name="T1"><text:s text:c="2"/>cztery</text:span></text:p>
      <text:p text:style-name="P4"/>
      <text:p text:style-name="P3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30T17:18:01.85</meta:creation-date>
    <meta:document-statistic meta:table-count="0" meta:image-count="0" meta:object-count="0" meta:page-count="3" meta:paragraph-count="105" meta:word-count="862" meta:character-count="9238"/>
    <dc:date>2014-08-30T18:10:03.17</dc:date>
    <meta:editing-duration>PT00H04M50S</meta:editing-duration>
    <meta:editing-cycles>1</meta:editing-cycles>
    <meta:generator>OpenOffice.ux.pl/3.1$Win32 OpenOffice.org_project/310m11$Build-39399</meta:generator>
  </office:meta>
</office:document-meta>
</file>